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97a" officeooo:paragraph-rsid="000f797a"/>
    </style:style>
    <style:style style:name="P2" style:family="paragraph" style:parent-style-name="Standard">
      <style:text-properties officeooo:rsid="000f797a" officeooo:paragraph-rsid="001411b1"/>
    </style:style>
    <style:style style:name="P3" style:family="paragraph" style:parent-style-name="Standard">
      <style:text-properties style:font-name="Liberation Serif" officeooo:rsid="000f797a" officeooo:paragraph-rsid="001411b1"/>
    </style:style>
    <style:style style:name="P4" style:family="paragraph" style:parent-style-name="Standard">
      <style:text-properties style:font-name="Liberation Serif" officeooo:rsid="001411b1" officeooo:paragraph-rsid="001411b1"/>
    </style:style>
    <style:style style:name="P5" style:family="paragraph" style:parent-style-name="Standard">
      <style:text-properties officeooo:rsid="001411b1" officeooo:paragraph-rsid="001411b1"/>
    </style:style>
    <style:style style:name="P6" style:family="paragraph" style:parent-style-name="Standard">
      <style:text-properties officeooo:rsid="00154100" officeooo:paragraph-rsid="00154100"/>
    </style:style>
    <style:style style:name="P7" style:family="paragraph" style:parent-style-name="Standard">
      <style:text-properties officeooo:rsid="00168329" officeooo:paragraph-rsid="00168329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background-color="#ffff00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168329" style:font-size-asian="10pt"/>
    </style:style>
    <style:style style:name="T3" style:family="text">
      <style:text-properties fo:color="#000000" fo:font-size="10pt" style:font-size-asian="10pt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6a3e3e" style:font-name="Monospace" fo:font-size="10pt" style:font-size-asian="10pt"/>
    </style:style>
    <style:style style:name="T6" style:family="text">
      <style:text-properties fo:color="#0000c0" style:font-name="Monospace" fo:font-size="10pt" style:font-size-asian="10pt"/>
    </style:style>
    <style:style style:name="T7" style:family="text">
      <style:text-properties officeooo:rsid="0010bbe2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2</text:p>
      <text:p text:style-name="P1">a) </text:p>
      <text:p text:style-name="P1">Remove function: </text:p>
      <text:p text:style-name="P1"/>
      <text:p text:style-name="P1">For this function, all I had to do was <text:span text:style-name="T7">make the head = head.next, thus removing the first inputted value. Therefore it is in O(1) time to remove. </text:span></text:p>
      <text:p text:style-name="P1"/>
      <text:p text:style-name="P2"/>
      <text:p text:style-name="P8"><text:span text:style-name="T1"><text:tab/></text:span><text:span text:style-name="T4">public</text:span><text:span text:style-name="T1"> </text:span><text:span text:style-name="T4">int</text:span><text:span text:style-name="T1"> remove(){</text:span></text:p>
      <text:p text:style-name="P8"><text:span text:style-name="T1"><text:tab/><text:tab/></text:span><text:span text:style-name="T4">int</text:span><text:span text:style-name="T1"> </text:span><text:span text:style-name="T5">temp</text:span><text:span text:style-name="T1"> = </text:span><text:span text:style-name="T6">head</text:span><text:span text:style-name="T1">.</text:span><text:span text:style-name="T6">value</text:span><text:span text:style-name="T1">; </text:span></text:p>
      <text:p text:style-name="P8"><text:span text:style-name="T1"><text:tab/><text:tab/></text:span><text:span text:style-name="T6">head</text:span><text:span text:style-name="T1"> = </text:span><text:span text:style-name="T6">head</text:span><text:span text:style-name="T1">.</text:span><text:span text:style-name="T6">next</text:span><text:span text:style-name="T1">; </text:span></text:p>
      <text:p text:style-name="P1"><text:span text:style-name="T1"><text:tab/><text:tab/></text:span><text:span text:style-name="T6">size</text:span><text:span text:style-name="T1">--; </text:span></text:p>
      <text:p text:style-name="P1"><text:span text:style-name="T1"><text:tab/><text:tab/></text:span><text:span text:style-name="T4">return</text:span><text:span text:style-name="T1"> </text:span><text:span text:style-name="T5">temp</text:span><text:span text:style-name="T1">; </text:span></text:p>
      <text:p text:style-name="P1"><text:span text:style-name="T1"><text:tab/>}</text:span></text:p>
      <text:p text:style-name="P1"><text:span text:style-name="T1"/></text:p>
      <text:p text:style-name="P4"><text:span text:style-name="T3">sfdad</text:span></text:p>
      <text:p text:style-name="P4"><text:span text:style-name="T3"/></text:p>
      <text:p text:style-name="P5">GetValue function:</text:p>
      <text:p text:style-name="P5"/>
      <text:p text:style-name="P5"><text:span text:style-name="T1"><text:tab/></text:span></text:p>
      <text:p text:style-name="P8"><text:span text:style-name="T1"><text:tab/></text:span><text:span text:style-name="T4">public</text:span><text:span text:style-name="T1"> </text:span><text:span text:style-name="T4">int</text:span><text:span text:style-name="T1"> getValue(</text:span><text:span text:style-name="T4">int</text:span><text:span text:style-name="T1"> </text:span><text:span text:style-name="T5">index</text:span><text:span text:style-name="T1">){</text:span></text:p>
      <text:p text:style-name="P8"><text:span text:style-name="T1"><text:tab/><text:tab/></text:span><text:span text:style-name="T4">if</text:span><text:span text:style-name="T1">(</text:span><text:span text:style-name="T5">index</text:span><text:span text:style-name="T1"> &gt; </text:span><text:span text:style-name="T6">size</text:span><text:span text:style-name="T1">){</text:span></text:p>
      <text:p text:style-name="P8"><text:span text:style-name="T1"><text:tab/><text:tab/><text:tab/></text:span><text:span text:style-name="T4">return</text:span><text:span text:style-name="T1"> -1; </text:span></text:p>
      <text:p text:style-name="P8"><text:span text:style-name="T1"><text:tab/><text:tab/>}</text:span></text:p>
      <text:p text:style-name="P8"><text:span text:style-name="T1"><text:tab/><text:tab/></text:span><text:span text:style-name="T4">return</text:span><text:span text:style-name="T1"> </text:span><text:span text:style-name="T6">array</text:span><text:span text:style-name="T1">[</text:span><text:span text:style-name="T5">index</text:span><text:span text:style-name="T1">]; </text:span></text:p>
      <text:p text:style-name="P8"><text:span text:style-name="T1"><text:tab/><text:tab/></text:span></text:p>
      <text:p text:style-name="P8"><text:span text:style-name="T1"><text:tab/>}</text:span></text:p>
      <text:p text:style-name="P5"><text:span text:style-name="T1"><text:tab/></text:span></text:p>
      <text:p text:style-name="P5"/>
      <text:p text:style-name="P5">For this function, I had built in an array that updated everytime add and remove ran. The array is essentially the same as the linked list. When the user uses the getValue function, I would just return the index using this array. Thus, it is in O(1) time. </text:p>
      <text:p text:style-name="P5"/>
      <text:p text:style-name="P5"/>
      <text:p text:style-name="P6">b)</text:p>
      <text:p text:style-name="P7">Add iterates through each value in the linked list until it hits the last value. Once it does, it adds a new value to the end of the linked list. The number of iterations is n times, so there is a minimum of O(n) </text:p>
      <text:p text:style-name="P3"><text:span text:style-name="T3"/></text:p>
      <text:p text:style-name="P3"><text:span text:style-name="T4">public</text:span><text:span text:style-name="T1"> </text:span><text:span text:style-name="T4">void</text:span><text:span text:style-name="T1"> add(</text:span><text:span text:style-name="T4">int</text:span><text:span text:style-name="T1"> </text:span><text:span text:style-name="T5">a</text:span><text:span text:style-name="T1">){</text:span></text:p>
      <text:p text:style-name="P8"><text:span text:style-name="T1"><text:tab/><text:tab/></text:span></text:p>
      <text:p text:style-name="P8"><text:span text:style-name="T1"><text:tab/><text:tab/></text:span></text:p>
      <text:p text:style-name="P8"><text:span text:style-name="T1"><text:tab/><text:tab/></text:span><text:span text:style-name="T4">if</text:span><text:span text:style-name="T1">(</text:span><text:span text:style-name="T6">head</text:span><text:span text:style-name="T1"> == </text:span><text:span text:style-name="T4">null</text:span><text:span text:style-name="T1">){</text:span></text:p>
      <text:p text:style-name="P8"><text:span text:style-name="T1"><text:tab/><text:tab/><text:tab/></text:span><text:span text:style-name="T6">head</text:span><text:span text:style-name="T1"> = </text:span><text:span text:style-name="T4">new</text:span><text:span text:style-name="T1"> Node(</text:span><text:span text:style-name="T5">a</text:span><text:span text:style-name="T1">, </text:span><text:span text:style-name="T4">null</text:span><text:span text:style-name="T1">); </text:span></text:p>
      <text:p text:style-name="P8"><text:span text:style-name="T1"><text:tab/><text:tab/><text:tab/></text:span><text:span text:style-name="T6">size</text:span><text:span text:style-name="T1">++; </text:span></text:p>
      <text:p text:style-name="P8"><text:span text:style-name="T1"><text:tab/><text:tab/><text:tab/></text:span><text:span text:style-name="T6">array</text:span><text:span text:style-name="T1">[</text:span><text:span text:style-name="T6">size</text:span><text:span text:style-name="T1">-1] = </text:span><text:span text:style-name="T5">a</text:span><text:span text:style-name="T1">; </text:span></text:p>
      <text:p text:style-name="P8"><text:span text:style-name="T1"><text:tab/><text:tab/><text:tab/></text:span><text:span text:style-name="T4">return</text:span><text:span text:style-name="T1">; </text:span></text:p>
      <text:p text:style-name="P8"><text:span text:style-name="T1"><text:tab/><text:tab/>}</text:span></text:p>
      <text:p text:style-name="P8"><text:span text:style-name="T1"><text:tab/><text:tab/></text:span><text:span text:style-name="T4">if</text:span><text:span text:style-name="T1">(</text:span><text:span text:style-name="T6">size</text:span><text:span text:style-name="T1"> &gt;= </text:span><text:span text:style-name="T6">array</text:span><text:span text:style-name="T1">.</text:span><text:span text:style-name="T6">length</text:span><text:span text:style-name="T1">){</text:span></text:p>
      <text:p text:style-name="P8"><text:span text:style-name="T1"><text:tab/><text:tab/><text:tab/></text:span><text:span text:style-name="T6">length</text:span><text:span text:style-name="T1"> = 2* </text:span><text:span text:style-name="T6">length</text:span><text:span text:style-name="T1">; </text:span></text:p>
      <text:p text:style-name="P8"><text:span text:style-name="T1"><text:tab/><text:tab/><text:tab/></text:span><text:span text:style-name="T4">int</text:span><text:span text:style-name="T1">[] </text:span><text:span text:style-name="T5">newArray</text:span><text:span text:style-name="T1"> = </text:span><text:span text:style-name="T4">new</text:span><text:span text:style-name="T1"> </text:span><text:span text:style-name="T4">int</text:span><text:span text:style-name="T1">[</text:span><text:span text:style-name="T6">length</text:span><text:span text:style-name="T1">]; </text:span></text:p>
      <text:p text:style-name="P8"><text:span text:style-name="T1"><text:tab/><text:tab/><text:tab/></text:span><text:span text:style-name="T4">for</text:span><text:span text:style-name="T1">(</text:span><text:span text:style-name="T4">int</text:span><text:span text:style-name="T1"> </text:span><text:span text:style-name="T5">i</text:span><text:span text:style-name="T1"> = 0; </text:span><text:span text:style-name="T5">i</text:span><text:span text:style-name="T1"> &lt; </text:span><text:span text:style-name="T6">array</text:span><text:span text:style-name="T1">.</text:span><text:span text:style-name="T6">length</text:span><text:span text:style-name="T1">; </text:span><text:span text:style-name="T5">i</text:span><text:span text:style-name="T1">++){</text:span></text:p>
      <text:p text:style-name="P8"><text:span text:style-name="T1"><text:tab/><text:tab/><text:tab/><text:tab/></text:span><text:span text:style-name="T5">newArray</text:span><text:span text:style-name="T1">[</text:span><text:span text:style-name="T5">i</text:span><text:span text:style-name="T1">] = </text:span><text:span text:style-name="T6">array</text:span><text:span text:style-name="T1">[</text:span><text:span text:style-name="T5">i</text:span><text:span text:style-name="T1">]; </text:span></text:p>
      <text:p text:style-name="P8"><text:span text:style-name="T1"><text:tab/><text:tab/><text:tab/>}</text:span></text:p>
      <text:p text:style-name="P8"><text:span text:style-name="T1"><text:tab/><text:tab/><text:tab/></text:span><text:span text:style-name="T6">array</text:span><text:span text:style-name="T1"> = </text:span><text:span text:style-name="T5">newArray</text:span><text:span text:style-name="T1">; </text:span></text:p>
      <text:p text:style-name="P8"><text:soft-page-break/><text:span text:style-name="T1"><text:tab/><text:tab/>}</text:span></text:p>
      <text:p text:style-name="P8"><text:span text:style-name="T1"><text:tab/><text:tab/></text:span></text:p>
      <text:p text:style-name="P8"><text:span text:style-name="T1"><text:tab/><text:tab/></text:span><text:span text:style-name="T2">N</text:span><text:span text:style-name="T1">ode </text:span><text:span text:style-name="T5">ptr</text:span><text:span text:style-name="T1"> = </text:span><text:span text:style-name="T6">head</text:span><text:span text:style-name="T1">; </text:span></text:p>
      <text:p text:style-name="P8"><text:span text:style-name="T1"><text:tab/><text:tab/></text:span></text:p>
      <text:p text:style-name="P9"><text:span text:style-name="T1"><text:tab/><text:tab/></text:span><text:span text:style-name="T4">while</text:span><text:span text:style-name="T1"> (</text:span><text:span text:style-name="T5">ptr</text:span><text:span text:style-name="T1">.</text:span><text:span text:style-name="T6">next</text:span><text:span text:style-name="T1"> != </text:span><text:span text:style-name="T4">null</text:span><text:span text:style-name="T1">){</text:span></text:p>
      <text:p text:style-name="P9"><text:span text:style-name="T1"><text:tab/><text:tab/><text:tab/></text:span><text:span text:style-name="T5">ptr</text:span><text:span text:style-name="T1"> = </text:span><text:span text:style-name="T5">ptr</text:span><text:span text:style-name="T1">.</text:span><text:span text:style-name="T6">next</text:span><text:span text:style-name="T1">; </text:span></text:p>
      <text:p text:style-name="P9"><text:span text:style-name="T1"><text:tab/><text:tab/>}</text:span></text:p>
      <text:p text:style-name="P8"><text:span text:style-name="T1"><text:tab/><text:tab/>Node </text:span><text:span text:style-name="T5">lol</text:span><text:span text:style-name="T1"> = </text:span><text:span text:style-name="T4">new</text:span><text:span text:style-name="T1"> Node(</text:span><text:span text:style-name="T5">a</text:span><text:span text:style-name="T1">, </text:span><text:span text:style-name="T4">null</text:span><text:span text:style-name="T1">); </text:span></text:p>
      <text:p text:style-name="P8"><text:span text:style-name="T1"><text:tab/><text:tab/></text:span><text:span text:style-name="T5">ptr</text:span><text:span text:style-name="T1">.</text:span><text:span text:style-name="T6">next</text:span><text:span text:style-name="T1"> = </text:span><text:span text:style-name="T5">lol</text:span><text:span text:style-name="T1">; </text:span></text:p>
      <text:p text:style-name="P8"><text:span text:style-name="T1"><text:tab/><text:tab/></text:span><text:span text:style-name="T6">size</text:span><text:span text:style-name="T1">++; </text:span></text:p>
      <text:p text:style-name="P8"><text:span text:style-name="T1"><text:tab/><text:tab/></text:span><text:span text:style-name="T6">array</text:span><text:span text:style-name="T1">[</text:span><text:span text:style-name="T6">size</text:span><text:span text:style-name="T1">-1] = </text:span><text:span text:style-name="T5">a</text:span><text:span text:style-name="T1">; </text:span></text:p>
      <text:p text:style-name="P3"><text:span text:style-name="T1"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7:54:27.696593468</meta:creation-date>
    <dc:date>2018-11-02T18:02:57.482594090</dc:date>
    <meta:editing-duration>PT8M2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229" meta:character-count="1320" meta:non-whitespace-character-count="1022"/>
  </office:meta>
</office:document-meta>
</file>